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b68" officeooo:paragraph-rsid="0019d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21 Lab 6 Questions </text:p>
      <text:p text:style-name="P1"/>
      <text:p text:style-name="P1">Q1. You can tell if a method is a constructor if gives a variable a number. </text:p>
      <text:p text:style-name="P1"/>
      <text:p text:style-name="P1">Q2. It wouldn’t because it is “void” meaning it will give no value back. </text:p>
      <text:p text:style-name="P1"/>
      <text:p text:style-name="P1">Q3. Private wouldn’t work because then you wouldn’t have access to that specific function. </text:p>
      <text:p text:style-name="P1"/>
      <text:p text:style-name="P1">Q4.) No because a mutator is meant to change the value of a variable and if you set it as void it won’t return the value. </text:p>
      <text:p text:style-name="P1"/>
      <text:p text:style-name="P1">Q5.) Instance variables are declared as private so only Cheese can access their values, otherwise other objects can access it.</text:p>
      <text:p text:style-name="P1"/>
      <text:p text:style-name="P1">Q6.) Yes and it means that name would become the same as this's name. It refers back to the same varoiable but does not change anything</text:p>
      <text:p text:style-name="P1"/>
      <text:p text:style-name="P1">Q7.) You can tell by the argument name. </text:p>
      <text:p text:style-name="P1"/>
      <text:p text:style-name="P1">Q8.) It allows members to access a class. </text:p>
      <text:p text:style-name="P1"/>
      <text:p text:style-name="P1">Q9. There is no point because calSubTotal is suppose to be one value. </text:p>
      <text:p text:style-name="P1"/>
      <text:p text:style-name="P1">Q10. If redo is 1 then run occurs and the program starts again. </text:p>
      <text:p text:style-name="P1"/>
      <text:p text:style-name="P1"/>
      <text:p text:style-name="P1">Level Of Understanding. </text:p>
      <text:p text:style-name="P1"/>
      <text:p text:style-name="P1">1.) “this” defines the constructor that it is in.</text:p>
      <text:p text:style-name="P1"/>
      <text:p text:style-name="P1">2.) 3</text:p>
      <text:p text:style-name="P1"/>
      <text:p text:style-name="P1">3.) public void setName(String name) { </text:p>
      <text:p text:style-name="P1"><text:tab/>this.name = name;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42:03.136944411</meta:creation-date>
    <dc:date>2017-03-02T18:53:03.493311310</dc:date>
    <meta:editing-duration>PT50S</meta:editing-duration>
    <meta:editing-cycles>1</meta:editing-cycles>
    <meta:document-statistic meta:table-count="0" meta:image-count="0" meta:object-count="0" meta:page-count="1" meta:paragraph-count="17" meta:word-count="187" meta:character-count="999" meta:non-whitespace-character-count="816"/>
    <meta:generator>LibreOffice/5.1.4.2$Linux_X86_64 LibreOffice_project/10m0$Build-2</meta:generator>
  </office:meta>
</office:document-meta>
</file>